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0.808cm" style:rel-column-width="458*"/>
    </style:style>
    <style:style style:name="Tableau1.B" style:family="table-column">
      <style:table-column-properties style:column-width="16.193cm" style:rel-column-width="9180*"/>
    </style:style>
    <style:style style:name="Tableau1.A1" style:family="table-cell">
      <style:table-cell-properties fo:padding="0.097cm" fo:border="none"/>
    </style:style>
    <style:style style:name="P1" style:family="paragraph" style:parent-style-name="Footnote">
      <style:text-properties officeooo:rsid="00092cc0" officeooo:paragraph-rsid="00092cc0"/>
    </style:style>
    <style:style style:name="P2" style:family="paragraph" style:parent-style-name="Standard">
      <style:text-properties officeooo:rsid="00092cc0" officeooo:paragraph-rsid="00092cc0"/>
    </style:style>
    <style:style style:name="P3" style:family="paragraph" style:parent-style-name="Standard">
      <style:paragraph-properties fo:margin-left="2.501cm" fo:margin-right="0cm" fo:line-height="100%" fo:text-align="justify" style:justify-single-word="false" fo:text-indent="0cm" style:auto-text-indent="false"/>
      <style:text-properties officeooo:rsid="00092cc0" officeooo:paragraph-rsid="00092cc0"/>
    </style:style>
    <style:style style:name="P4" style:family="paragraph" style:parent-style-name="Standard">
      <style:paragraph-properties fo:line-height="100%" fo:text-align="justify" style:justify-single-word="false" fo:break-before="page"/>
      <style:text-properties officeooo:rsid="00092cc0" officeooo:paragraph-rsid="00092cc0"/>
    </style:style>
    <style:style style:name="P5" style:family="paragraph" style:parent-style-name="Standard">
      <style:paragraph-properties fo:line-height="100%" fo:text-align="justify" style:justify-single-word="false"/>
      <style:text-properties fo:font-weight="bold" officeooo:rsid="00092cc0" officeooo:paragraph-rsid="00092cc0" style:font-weight-asian="bold" style:font-weight-complex="bold"/>
    </style:style>
    <style:style style:name="P6" style:family="paragraph" style:parent-style-name="Standard">
      <style:paragraph-properties fo:margin-left="1.251cm" fo:margin-right="0cm" fo:line-height="100%" fo:text-align="justify" style:justify-single-word="false" fo:text-indent="0cm" style:auto-text-indent="false"/>
      <style:text-properties fo:font-weight="bold" officeooo:rsid="00092cc0" officeooo:paragraph-rsid="00092cc0" style:font-weight-asian="bold" style:font-weight-complex="bold"/>
    </style:style>
    <style:style style:name="P7" style:family="paragraph" style:parent-style-name="Standard">
      <style:paragraph-properties fo:margin-left="0cm" fo:margin-right="0cm" fo:line-height="100%" fo:text-align="justify" style:justify-single-word="false" fo:text-indent="0cm" style:auto-text-indent="false"/>
      <style:text-properties fo:font-weight="bold" officeooo:rsid="000e8ae6" officeooo:paragraph-rsid="000e8ae6" style:font-weight-asian="bold" style:font-weight-complex="bold"/>
    </style:style>
    <style:style style:name="P8" style:family="paragraph" style:parent-style-name="Standard">
      <style:paragraph-properties fo:text-align="center" style:justify-single-word="false"/>
      <style:text-properties fo:font-size="16pt" fo:font-weight="bold" officeooo:rsid="00092cc0" officeooo:paragraph-rsid="00092cc0" style:font-size-asian="16pt" style:font-weight-asian="bold" style:font-size-complex="16pt" style:font-weight-complex="bold"/>
    </style:style>
    <style:style style:name="P9" style:family="paragraph" style:parent-style-name="Standard">
      <style:paragraph-properties fo:line-height="150%" fo:text-align="justify" style:justify-single-word="false"/>
    </style:style>
    <style:style style:name="P10" style:family="paragraph" style:parent-style-name="Standard">
      <style:paragraph-properties fo:line-height="150%" fo:text-align="justify" style:justify-single-word="false"/>
      <style:text-properties officeooo:paragraph-rsid="00092cc0"/>
    </style:style>
    <style:style style:name="P11" style:family="paragraph" style:parent-style-name="Standard">
      <style:paragraph-properties fo:line-height="150%" fo:text-align="end" style:justify-single-word="false"/>
      <style:text-properties officeooo:paragraph-rsid="00092cc0"/>
    </style:style>
    <style:style style:name="P12" style:family="paragraph" style:parent-style-name="Standard">
      <style:paragraph-properties fo:margin-left="2.501cm" fo:margin-right="0cm" fo:line-height="100%" fo:text-align="justify" style:justify-single-word="false" fo:text-indent="0cm" style:auto-text-indent="false"/>
      <style:text-properties officeooo:rsid="000a97bb" officeooo:paragraph-rsid="000a97bb"/>
    </style:style>
    <style:style style:name="P13" style:family="paragraph" style:parent-style-name="Standard">
      <style:paragraph-properties fo:margin-left="0cm" fo:margin-right="0cm" fo:line-height="100%" fo:text-align="justify" style:justify-single-word="false" fo:text-indent="0cm" style:auto-text-indent="false"/>
      <style:text-properties officeooo:rsid="000a97bb" officeooo:paragraph-rsid="000a97bb"/>
    </style:style>
    <style:style style:name="P14" style:family="paragraph" style:parent-style-name="Standard">
      <style:paragraph-properties fo:margin-left="1.251cm" fo:margin-right="0cm" fo:line-height="100%" fo:text-align="justify" style:justify-single-word="false" fo:text-indent="0cm" style:auto-text-indent="false"/>
      <style:text-properties officeooo:rsid="000a97bb" officeooo:paragraph-rsid="000a97bb"/>
    </style:style>
    <style:style style:name="P15" style:family="paragraph" style:parent-style-name="Standard" style:list-style-name="L1">
      <style:paragraph-properties fo:line-height="100%" fo:text-align="justify" style:justify-single-word="false"/>
      <style:text-properties officeooo:paragraph-rsid="000c5cb5"/>
    </style:style>
    <style:style style:name="P16" style:family="paragraph" style:parent-style-name="Standard">
      <style:paragraph-properties fo:margin-left="0cm" fo:margin-right="0cm" fo:line-height="100%" fo:text-align="justify" style:justify-single-word="false" fo:text-indent="0cm" style:auto-text-indent="false"/>
      <style:text-properties officeooo:rsid="000c5cb5" officeooo:paragraph-rsid="000c5cb5"/>
    </style:style>
    <style:style style:name="P17" style:family="paragraph" style:parent-style-name="Standard" style:list-style-name="L1">
      <style:paragraph-properties fo:line-height="100%" fo:text-align="justify" style:justify-single-word="false"/>
      <style:text-properties officeooo:rsid="000c5cb5" officeooo:paragraph-rsid="000c5cb5"/>
    </style:style>
    <style:style style:name="P18" style:family="paragraph" style:parent-style-name="Standard" style:list-style-name="L1">
      <style:paragraph-properties fo:margin-left="2.521cm" fo:margin-right="0cm" fo:line-height="100%" fo:text-align="justify" style:justify-single-word="false" fo:text-indent="-0.635cm" style:auto-text-indent="false"/>
      <style:text-properties officeooo:rsid="000c5cb5" officeooo:paragraph-rsid="000c5cb5"/>
    </style:style>
    <style:style style:name="P19" style:family="paragraph" style:parent-style-name="Standard" style:list-style-name="L1">
      <style:paragraph-properties fo:margin-left="2.521cm" fo:margin-right="0cm" fo:line-height="100%" fo:text-align="justify" style:justify-single-word="false" fo:text-indent="-0.635cm" style:auto-text-indent="false"/>
      <style:text-properties officeooo:rsid="000cbc8b" officeooo:paragraph-rsid="000cbc8b"/>
    </style:style>
    <style:style style:name="P20" style:family="paragraph" style:parent-style-name="Standard" style:list-style-name="L1">
      <style:paragraph-properties fo:margin-left="1.27cm" fo:margin-right="0cm" fo:line-height="100%" fo:text-align="justify" style:justify-single-word="false" fo:text-indent="-0.635cm" style:auto-text-indent="false"/>
      <style:text-properties officeooo:rsid="000e8ae6" officeooo:paragraph-rsid="000e8ae6"/>
    </style:style>
    <style:style style:name="P21" style:family="paragraph" style:parent-style-name="Standard">
      <style:paragraph-properties fo:margin-left="1.27cm" fo:margin-right="0cm" fo:line-height="100%" fo:text-align="justify" style:justify-single-word="false" fo:text-indent="-0.635cm" style:auto-text-indent="false"/>
      <style:text-properties officeooo:rsid="000e8ae6" officeooo:paragraph-rsid="000e8ae6"/>
    </style:style>
    <style:style style:name="P22" style:family="paragraph" style:parent-style-name="Standard" style:list-style-name="L2">
      <style:paragraph-properties fo:line-height="100%" fo:text-align="justify" style:justify-single-word="false"/>
      <style:text-properties officeooo:rsid="000e8ae6" officeooo:paragraph-rsid="000e8ae6"/>
    </style:style>
    <style:style style:name="P23" style:family="paragraph" style:parent-style-name="Standard">
      <style:paragraph-properties fo:text-align="center" style:justify-single-word="false"/>
      <style:text-properties fo:font-size="14pt" fo:font-weight="bold" officeooo:rsid="000e8ae6" officeooo:paragraph-rsid="000e8ae6" style:font-size-asian="14pt" style:font-weight-asian="bold" style:font-size-complex="14pt" style:font-weight-complex="bold"/>
    </style:style>
    <style:style style:name="P24" style:family="paragraph" style:parent-style-name="Table_20_Contents">
      <style:paragraph-properties fo:line-height="150%" fo:text-align="end" style:justify-single-word="false"/>
      <style:text-properties fo:font-style="italic" officeooo:rsid="00092cc0" officeooo:paragraph-rsid="00092cc0"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0e8ae6"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0cbc8b" style:font-style-asian="normal" style:font-weight-asian="normal" style:font-style-complex="normal" style:font-weight-complex="normal"/>
    </style:style>
    <style:style style:name="T8" style:family="text">
      <style:text-properties fo:font-style="normal" fo:font-weight="normal" officeooo:rsid="000e8ae6" style:font-style-asian="normal" style:font-weight-asian="normal" style:font-style-complex="normal" style:font-weight-complex="normal"/>
    </style:style>
    <style:style style:name="T9" style:family="text">
      <style:text-properties fo:font-style="normal" fo:font-weight="normal" officeooo:rsid="000eacd3"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officeooo:rsid="000a97bb"/>
    </style:style>
    <style:style style:name="T12" style:family="text">
      <style:text-properties fo:font-weight="bold" style:font-weight-asian="bold" style:font-weight-complex="bold"/>
    </style:style>
    <style:style style:name="T13" style:family="text">
      <style:text-properties fo:font-weight="bold" officeooo:rsid="000c5cb5"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0c5cb5" style:font-weight-asian="normal" style:font-weight-complex="normal"/>
    </style:style>
    <style:style style:name="T16" style:family="text">
      <style:text-properties fo:font-weight="normal" officeooo:rsid="000e8ae6" style:font-weight-asian="normal" style:font-weight-complex="normal"/>
    </style:style>
    <style:style style:name="T17" style:family="text">
      <style:text-properties officeooo:rsid="000e8ae6"/>
    </style:style>
    <style:style style:name="T18" style:family="text">
      <style:text-properties officeooo:rsid="000eacd3"/>
    </style:style>
    <style:style style:name="T19" style:family="text">
      <style:text-properties officeooo:rsid="0010a9c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lain : l’idée d’inconscient</text:p>
      <text:p text:style-name="P23">Explication <text:span text:style-name="T19">de texte</text:span></text:p>
      <text:p text:style-name="P2"/>
      <text:p text:style-name="Standard"/>
      <table:table table:name="Tableau1" table:style-name="Tableau1">
        <table:table-column table:style-name="Tableau1.A"/>
        <table:table-column table:style-name="Tableau1.B"/>
        <table:table-row table:style-name="TableLine2184379773872">
          <table:table-cell table:style-name="Tableau1.A1" office:value-type="string">
            <text:p text:style-name="P24">1</text:p>
            <text:p text:style-name="P24"/>
            <text:p text:style-name="P24"/>
            <text:p text:style-name="P24"/>
            <text:p text:style-name="P24">5</text:p>
            <text:p text:style-name="P24"/>
            <text:p text:style-name="P24"/>
            <text:p text:style-name="P24"/>
            <text:p text:style-name="P24"/>
            <text:p text:style-name="P24">10</text:p>
            <text:p text:style-name="P24"/>
            <text:p text:style-name="P24"/>
            <text:p text:style-name="P24"/>
            <text:p text:style-name="P24"/>
            <text:p text:style-name="P24">15</text:p>
          </table:table-cell>
          <table:table-cell table:style-name="Tableau1.A1" office:value-type="string">
            <text:p text:style-name="P10"><text:tab/>Il y a de la difficulté sur le terme d'inconscient. Le principal est de comprendre comment la psychologie a inspiré ce personnage mythologique. Il est clair que le mécanisme<text:note text:id="ftn0" text:note-class="footnote"><text:note-citation>1</text:note-citation><text:note-body><text:p text:style-name="P1">Le « mécanisme », ici, désigne le fonctionnement biologique du corps</text:p></text:note-body></text:note> échappe à la conscience, et lui fournit des résultats (par exemple, j'ai peur) sans aucune notion des causes. […] L'inconscient est un effet de contraste dans la conscience. On dit à un anxieux : « Vous avez peur », ce dont il n'a même pas l'idée ; il sent alors en lui un autre être qui est bien lui et qu'il trouve tout fait. Un caractère, en ce sens, est inconscient. Un homme regarde s'il tremble afin de savoir s'il a peur. Ajax, dans l'Iliade, se dit : « Voilà mes jambes qui me poussent ! Sûrement un dieu qui me conduit ! » Si je ne crois pas à un tel dieu, il faut alors que je croie à un monstre caché en moi. En fait l'homme s'habitue à avoir un corps et des instincts. Le psychiatre contrarie cette heureuse disposition ; il invente le monstre ; il le révèle à celui qui en est habité. Le freudisme, si fameux, est un art d'inventer en chaque homme un animal redoutable, d'après des signes tout à fait ordinaires ; les rêves sont de tels signes. […] L'homme est obscur à lui-même ; cela est à savoir. Seulement il faut éviter ici plusieurs erreurs que fonde le terme d'inconscient. La plus grave de ces erreurs est de croire que l'inconscient est un autre Moi ; un Moi qui a ses préjugés, ses passions et ses ruses ; une sorte de mauvais ange, diabolique conseiller. Contre quoi il faut comprendre qu'il n'y a point de pensées en nous sinon par l'unique sujet, Je ; cette remarque est d'ordre moral.</text:p>
            <text:p text:style-name="P11">Alain, <text:span text:style-name="T1">Éléments de philosophie</text:span> [1916-1941], livre II, Gallimard, coll. « Idées », 1985, p. 155.</text:p>
          </table:table-cell>
        </table:table-row>
      </table:table>
      <text:p text:style-name="P9"/>
      <text:p text:style-name="P5">I. Compréhension du texte</text:p>
      <text:p text:style-name="P6">1. Compréhension de détail</text:p>
      <text:p text:style-name="P3">a. <text:span text:style-name="T11">Identifiez tous les mots obscurs et toutes les expressions que vous ne comprenez pas. En analysant les mots ou en vous aidant du contexte, essayez de clarifier leur sens.</text:span></text:p>
      <text:p text:style-name="P12">b. Essayez d’analyser les rapports entre les différentes idées du texte : Supposition ? Conséquence ? Affirmation ? Explication ? Illustration ? Etc.</text:p>
      <text:p text:style-name="P6">2. Compréhension globale</text:p>
      <text:p text:style-name="P3">a. Identifiez les différents moments du texte. Résumez chacun d’entre avec une thèse générale.</text:p>
      <text:p text:style-name="P3">b. Regroupez ces différents moments, de façon à n’avoir que <text:span text:style-name="T12">deux ou trois parties</text:span>. De même, exprimez l’idée générale de chacune de ces parties sous la forme d’une thèse générale.</text:p>
      <text:p text:style-name="P3">c. Résumez l’ensemble de ces parties sous la forme d’une <text:span text:style-name="T17">seule </text:span>thèse, qui sera donc la <text:span text:style-name="T12">thèse générale du texte</text:span>.</text:p>
      <text:p text:style-name="P12">d. Identifiez la <text:span text:style-name="T12">question</text:span> à laquelle cette réponse constitue une réponse.</text:p>
      <text:p text:style-name="P3"><text:span text:style-name="T11">e</text:span>. Identifiez <text:span text:style-name="T2">l’opinion commune</text:span><text:span text:style-name="T1"> </text:span><text:span text:style-name="T5">à laquelle </text:span>l’auteur s’oppose dans ce texte. <text:span text:style-name="T18">Elle peut être explicitement nommée ou non.</text:span></text:p>
      <text:p text:style-name="P4"><text:span text:style-name="T12">II. Construction de l’introduction</text:span></text:p>
      <text:p text:style-name="P13">Construisez votre introduction avec les éléments suivants :</text:p>
      <text:p text:style-name="P14">- <text:span text:style-name="T12">(Accroche)</text:span> <text:span text:style-name="T12">:</text:span> éventuellement, un élément de votre culture personnelle qui se rapporte au sujet, que vous analysez de façon intelligente en le tirant vers le propos du texte</text:p>
      <text:p text:style-name="P14">- <text:span text:style-name="T12">La présentation du texte :</text:span> Citez au minimum le nom de l'auteur et le titre de l'ouvrage</text:p>
      <text:p text:style-name="P14">- <text:span text:style-name="T12">Le thème :</text:span> <text:span text:style-name="T1">De quoi</text:span> parle le texte ? Quel est son sujet ? Identifiez le grand concept dont il est question, qui fait probablement partie de votre programme. Attention, le <text:span text:style-name="T1">thème</text:span> (<text:span text:style-name="T1">ce dont parle</text:span> le texte) ne se confond pas avec la <text:span text:style-name="T1">thèse</text:span> (<text:span text:style-name="T1">ce que dit </text:span>le texte).</text:p>
      <text:p text:style-name="P14">- <text:span text:style-name="T12">La problématique </text:span><text:span text:style-name="T14">: elle se compose de deux moments :</text:span></text:p>
      <text:p text:style-name="P12"><text:span text:style-name="T14">- la </text:span><text:span text:style-name="T12">question</text:span><text:span text:style-name="T14"> à laquelle répond le texte</text:span></text:p>
      <text:p text:style-name="P12"><text:span text:style-name="T14">- la thèse d’</text:span><text:span text:style-name="T12">opinion commune</text:span><text:span text:style-name="T14">, qu’il vous faut essayer de </text:span><text:span text:style-name="T12">justifier </text:span><text:span text:style-name="T14">de façon satisfaisante. Si vous voulez bien faire les choses, vous pouvez également expliquer pourquoi cette thèse pose problème</text:span></text:p>
      <text:p text:style-name="P14"><text:span text:style-name="T14">- </text:span><text:span text:style-name="T12">La thèse du texte</text:span></text:p>
      <text:p text:style-name="P14"><text:span text:style-name="T14">- Dans un second paragraphe, </text:span><text:span text:style-name="T12">le plan du développement</text:span><text:span text:style-name="T14">, en précisant de façon concise le découpage des lignes : par exemple, « (l. 5-9) »</text:span></text:p>
      <text:p text:style-name="P14"><text:span text:style-name="T12"/></text:p>
      <text:p text:style-name="P13"><text:span text:style-name="T12">III. Rédaction du développement</text:span></text:p>
      <text:p text:style-name="P16"><text:span text:style-name="T14">Conseils de rédaction :</text:span></text:p>
      <text:list xml:id="list3122797259" text:style-name="L1">
        <text:list-item>
          <text:p text:style-name="P15"><text:span text:style-name="T15">L’ordre de vos parties doit suivre l’ordre du texte. A l’intérieur d’une même partie </text:span><text:span text:style-name="T16">cependant</text:span><text:span text:style-name="T15">, vous êtes davantage libre d’organiser votre explication comme vous le sentez.</text:span></text:p>
        </text:list-item>
        <text:list-item>
          <text:p text:style-name="P15"><text:span text:style-name="T13">Évitez de trop citer le texte</text:span><text:span text:style-name="T15">. Ne citez qu’exceptionnellement, et de petits extraits, que vous analysez avec précision. Pour autant, tout ce que vous dites doit être très précisément centré sur le texte.</text:span></text:p>
        </text:list-item>
        <text:list-item>
          <text:p text:style-name="P17"><text:span text:style-name="T14">Le plus important pour vous est d’éviter la </text:span><text:span text:style-name="T12">paraphrase</text:span><text:span text:style-name="T14">, c’est-à-dire le fait de simplement reformuler le texte. Votre but n’est pas de redire ce qu’a déjà dit l’auteur, mais de </text:span><text:span text:style-name="T12">l’expliquer</text:span><text:span text:style-name="T14">, ce qui est tout à fait différent. Pour éviter la paraphrase, vous pouvez :</text:span></text:p>
        </text:list-item>
        <text:list-item>
          <text:p text:style-name="P18"><text:span text:style-name="T12">Expliciter la structure argumentative du texte</text:span><text:span text:style-name="T14">. Dans la première étape de ce travail, vous avez identifié et explicité les liens entre les idées (conséquence, hypothèse, etc.) : utilisez ce vocabulaire de l’argumentation pour montrer que vous avez analysé le texte.</text:span></text:p>
        </text:list-item>
        <text:list-item>
          <text:p text:style-name="P18"><text:span text:style-name="T12">Rendre explicite tout ce qui est implicite</text:span><text:span text:style-name="T14">. Un auteur de philosophie n’explicite jamais </text:span><text:span text:style-name="T3">tous </text:span><text:span text:style-name="T6">les liens entre ses idées, et ne justifie pas </text:span><text:span text:style-name="T3">toutes </text:span><text:span text:style-name="T7">ses formulations. C’est précisément là que vous pouvez intervenir !</text:span></text:p>
        </text:list-item>
        <text:list-item>
          <text:p text:style-name="P19"><text:span text:style-name="T10">Clarifier et préciser les concepts</text:span><text:span text:style-name="T6">. Quand il est important de </text:span><text:span text:style-name="T9">saisir</text:span><text:span text:style-name="T6"> un concept précis pour bien comprendre le texte, vous pouvez le définir, l’analyser, et baser votre explication sur ces éléments. </text:span><text:span text:style-name="T8">Pensez également à faire des distinctions conceptuelles, quand c’est pertinent.</text:span></text:p>
        </text:list-item>
        <text:list-item>
          <text:p text:style-name="P19"><text:span text:style-name="T10">Problématiser.</text:span><text:span text:style-name="T6"> Exercez votre esprit critique et demandez-vous régulièrement si </text:span><text:span text:style-name="T9">les thèses générales défendues par </text:span><text:span text:style-name="T6">l’auteur </text:span><text:span text:style-name="T9">sont acceptables</text:span><text:span text:style-name="T6">.</text:span></text:p>
        </text:list-item>
        <text:list-item>
          <text:p text:style-name="P19"><text:span text:style-name="T10">Illustrer les idées</text:span><text:span text:style-name="T6">. </text:span><text:span text:style-name="T8">Éventuellement, vous pouvez donner des exemples, si possible tirés de votre culture générale. Analysez toujours vos exemples de façon fine et intelligente, et n’illustrez pas </text:span><text:span text:style-name="T4">trop souvent</text:span><text:span text:style-name="T8">.</text:span></text:p>
        </text:list-item>
        <text:list-item>
          <text:p text:style-name="P20"><text:span text:style-name="T6">Travaillez bien vos </text:span><text:span text:style-name="T10">transitions </text:span><text:span text:style-name="T6">: elles doivent montrer par quelle nécessité logique l’auteur passe à l’idée suivante. Construire une transition suppose forcément de réfléchir à la structure logique du raisonnement ! Une transition peut tout à fait être posée sous la forme d’une question.</text:span></text:p>
        </text:list-item>
      </text:list>
      <text:p text:style-name="P21"><text:span text:style-name="T6"/></text:p>
      <text:p text:style-name="P7"><text:span text:style-name="T5">IV. Rédaction de la conclusion</text:span></text:p>
      <text:list xml:id="list273034010" text:style-name="L2">
        <text:list-item>
          <text:p text:style-name="P22"><text:span text:style-name="T6">Synthétisez le </text:span><text:span text:style-name="T10">mouvement argumentatif</text:span><text:span text:style-name="T6"> de l’extrait</text:span></text:p>
        </text:list-item>
        <text:list-item>
          <text:p text:style-name="P22"><text:span text:style-name="T6">Expliquez l’</text:span><text:span text:style-name="T10">intérêt philosophique</text:span><text:span text:style-name="T6"> du texte : qu’est-ce qu’il nous permet de comprendre ?</text:span></text:p>
        </text:list-item>
        <text:list-item>
          <text:p text:style-name="P22"><text:span text:style-name="T6">Éventuellement, montrez ce qui pourrait poser problème dans la position de l’auteur</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5T21:41:20.467000000</meta:creation-date>
    <dc:date>2022-12-05T22:36:17.869000000</dc:date>
    <meta:editing-duration>PT16M35S</meta:editing-duration>
    <meta:editing-cycles>4</meta:editing-cycles>
    <meta:generator>LibreOffice/7.3.1.3$Windows_X86_64 LibreOffice_project/a69ca51ded25f3eefd52d7bf9a5fad8c90b87951</meta:generator>
    <meta:document-statistic meta:table-count="1" meta:image-count="0" meta:object-count="0" meta:page-count="2" meta:paragraph-count="44" meta:word-count="1044" meta:character-count="6183" meta:non-whitespace-character-count="5194"/>
  </office:meta>
</office:document-meta>
</file>